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33cm" fo:min-width="0.663cm"/>
    </style:style>
    <style:style style:name="gr2" style:family="graphic" style:parent-style-name="standard">
      <style:graphic-properties draw:textarea-horizontal-align="justify" draw:textarea-vertical-align="middle" draw:auto-grow-height="false" fo:min-height="0.132cm" fo:min-width="0.663cm"/>
    </style:style>
    <style:style style:name="gr3" style:family="graphic" style:parent-style-name="standard">
      <style:graphic-properties draw:textarea-horizontal-align="justify" draw:textarea-vertical-align="middle" draw:auto-grow-height="false" fo:min-height="0.132cm" fo:min-width="0.664cm"/>
    </style:style>
    <style:style style:name="gr4" style:family="graphic" style:parent-style-name="standard">
      <style:graphic-properties draw:textarea-horizontal-align="justify" draw:textarea-vertical-align="middle" draw:auto-grow-height="false" fo:min-height="0.134cm" fo:min-width="0.663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656cm" fo:min-width="0.40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656cm" fo:min-width="0.406cm"/>
    </style:style>
    <style:style style:name="gr8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6cm" fo:min-width="0.54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644cm" fo:min-width="0.248cm"/>
    </style:style>
    <style:style style:name="gr11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textarea-horizontal-align="justify" draw:textarea-vertical-align="middle" draw:auto-grow-height="false" fo:min-height="0.644cm" fo:min-width="0.24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6cm" fo:min-width="2.44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3cm" fo:min-width="1.11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6cm" fo:min-width="0.5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6cm" fo:min-width="0.581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08cm" fo:min-width="0.549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5cm" fo:min-width="0.66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6cm" fo:min-width="1.00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2.212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5" style:family="paragraph">
      <style:paragraph-properties fo:text-align="center" style:writing-mode="lr-tb"/>
      <style:text-properties fo:font-size="18pt" fo:language="en" fo:country="GB"/>
    </style:style>
    <style:style style:name="P6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4pt" fo:language="en" fo:country="GB" style:font-size-asian="14pt" style:font-size-complex="14pt"/>
    </style:style>
    <style:style style:name="T7" style:family="text">
      <style:text-properties style:text-position="-33% 58%" fo:font-size="18pt" fo:language="en" fo:country="GB"/>
    </style:style>
    <style:style style:name="T8" style:family="text">
      <style:text-properties style:text-position="-33% 58%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style:text-position="-33% 58%" fo:font-size="15pt" style:font-size-asian="15pt" style:font-size-complex="15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fo:language="en" fo:country="GB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163cm" svg:height="0.383cm" svg:x="3.023cm" svg:y="1.3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163cm" svg:height="0.383cm" svg:x="6.358cm" svg:y="1.3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163cm" svg:height="0.382cm" svg:x="3.023cm" svg:y="4.0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1.164cm" svg:height="0.382cm" svg:x="6.427cm" svg:y="4.0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1.163cm" svg:height="0.384cm" draw:transform="rotate (1.5707963267949) translate (5.153cm 3.434cm)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3.023cm" svg:y1="1.529cm" svg:x2="1.873cm" svg:y2="2.271cm" draw:start-shape="id1" draw:start-glue-point="3" draw:end-shape="id2" draw:end-glue-point="4" svg:d="M3023 1529h-1150v742" svg:viewBox="0 0 1151 743">
          <text:p/>
        </draw:connector>
        <draw:connector draw:style-name="gr5" draw:text-style-name="P1" draw:layer="layout" svg:x1="1.873cm" svg:y1="3.551cm" svg:x2="3.023cm" svg:y2="4.24cm" draw:start-shape="id2" draw:start-glue-point="8" draw:end-shape="id3" draw:end-glue-point="3" svg:d="M1873 3551v689h1150" svg:viewBox="0 0 1151 690">
          <text:p/>
        </draw:connector>
        <draw:connector draw:style-name="gr5" draw:text-style-name="P1" draw:layer="layout" svg:x1="8.505cm" svg:y1="6.282cm" svg:x2="5.339cm" svg:y2="6.579cm" draw:start-shape="id4" draw:start-glue-point="2" draw:end-shape="id5" draw:end-glue-point="6" svg:d="M8505 6282v798h-3166v-501" svg:viewBox="0 0 3167 799">
          <text:p/>
        </draw:connector>
        <draw:connector draw:style-name="gr5" draw:text-style-name="P1" draw:layer="layout" svg:x1="4.186cm" svg:y1="4.24cm" svg:x2="6.427cm" svg:y2="4.24cm" draw:start-shape="id3" draw:start-glue-point="1" draw:end-shape="id6" draw:end-glue-point="3" svg:d="M4186 4240h2241" svg:viewBox="0 0 2242 1">
          <text:p/>
        </draw:connector>
        <draw:connector draw:style-name="gr5" draw:text-style-name="P1" draw:layer="layout" svg:x1="5.345cm" svg:y1="3.434cm" svg:x2="6.427cm" svg:y2="4.24cm" draw:start-shape="id7" draw:start-glue-point="3" draw:end-shape="id6" draw:end-glue-point="3" svg:d="M5345 3434v806h1082" svg:viewBox="0 0 1083 807">
          <text:p/>
        </draw:connector>
        <draw:connector draw:style-name="gr5" draw:text-style-name="P1" draw:layer="layout" svg:x1="6.358cm" svg:y1="1.529cm" svg:x2="5.345cm" svg:y2="2.271cm" draw:start-shape="id8" draw:start-glue-point="3" draw:end-shape="id7" draw:end-glue-point="1" svg:d="M6358 1529h-1013v742" svg:viewBox="0 0 1014 743">
          <text:p/>
        </draw:connector>
        <draw:custom-shape draw:style-name="gr6" draw:text-style-name="P2" xml:id="id2" draw:id="id2" draw:layer="layout" svg:width="1.28cm" svg:height="1.28cm" svg:x="1.233cm" svg:y="2.271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7" draw:text-style-name="P1" draw:layer="layout" svg:width="1.28cm" svg:height="1.28cm" svg:x="7.865cm" svg:y="5.00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3" draw:layer="layout" svg:x1="8.506cm" svg:y1="6.068cm" svg:x2="8.506cm" svg:y2="5.189cm">
            <text:p/>
          </draw:line>
        </draw:g>
        <draw:frame draw:style-name="gr9" draw:text-style-name="P4" draw:layer="layout" svg:width="1.128cm" svg:height="1.114cm" svg:x="0.293cm" svg:y="2.49cm">
          <draw:text-box>
            <text:p><text:span text:style-name="T1">V</text:span><text:span text:style-name="T2">a</text:span></text:p>
          </draw:text-box>
        </draw:frame>
        <draw:g xml:id="id9" draw:id="id9">
          <draw:custom-shape draw:style-name="gr10" draw:text-style-name="P1" draw:layer="layout" svg:width="1.496cm" svg:height="1.787cm" svg:x="7.748cm" svg:y="1.98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1" draw:text-style-name="P3" draw:layer="layout" svg:x1="8.495cm" svg:y1="2.504cm" svg:x2="8.495cm" svg:y2="3.383cm">
            <text:p/>
          </draw:line>
        </draw:g>
        <draw:custom-shape draw:style-name="gr12" draw:text-style-name="P5" xml:id="id5" draw:id="id5" draw:layer="layout" svg:width="1.496cm" svg:height="1.787cm" svg:x="4.591cm" svg:y="4.792cm">
          <text:p text:style-name="P5"><text:span text:style-name="T3">+</text:span></text:p>
          <text:p text:style-name="P5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6" draw:layer="layout" svg:width="2.946cm" svg:height="1.036cm" svg:x="5.371cm" svg:y="6.085cm">
          <draw:text-box>
            <text:p><text:span text:style-name="T4">V</text:span><text:span text:style-name="T5">c</text:span><text:span text:style-name="T4"> = K</text:span><text:span text:style-name="T5">c</text:span><text:span text:style-name="T4"> I</text:span><text:span text:style-name="T5">c</text:span><text:span text:style-name="T6"> </text:span></text:p>
          </draw:text-box>
        </draw:frame>
        <draw:connector draw:style-name="gr5" draw:text-style-name="P7" draw:layer="layout" svg:x1="4.186cm" svg:y1="4.24cm" svg:x2="5.339cm" svg:y2="4.792cm" draw:start-shape="id3" draw:start-glue-point="1" draw:end-shape="id5" draw:end-glue-point="4" svg:d="M4186 4240h1153v552" svg:viewBox="0 0 1154 553">
          <text:p/>
        </draw:connector>
        <draw:connector draw:style-name="gr5" draw:text-style-name="P7" draw:layer="layout" svg:x1="4.186cm" svg:y1="1.529cm" svg:x2="5.345cm" svg:y2="2.271cm" draw:start-shape="id1" draw:start-glue-point="1" draw:end-shape="id7" draw:end-glue-point="1" svg:d="M4186 1529h1159v742" svg:viewBox="0 0 1160 743">
          <text:p/>
        </draw:connector>
        <draw:connector draw:style-name="gr5" draw:text-style-name="P7" draw:layer="layout" svg:x1="7.591cm" svg:y1="4.24cm" svg:x2="8.505cm" svg:y2="5.002cm" draw:start-shape="id6" draw:start-glue-point="1" draw:end-shape="id4" draw:end-glue-point="0" svg:d="M7591 4240h914v762" svg:viewBox="0 0 915 763">
          <text:p/>
        </draw:connector>
        <draw:connector draw:style-name="gr5" draw:text-style-name="P7" draw:layer="layout" svg:x1="7.521cm" svg:y1="1.529cm" svg:x2="8.496cm" svg:y2="1.985cm" draw:start-shape="id8" draw:start-glue-point="1" draw:end-shape="id9" draw:end-glue-point="0" svg:d="M7521 1529h975v456" svg:viewBox="0 0 976 457">
          <text:p/>
        </draw:connector>
        <draw:connector draw:style-name="gr5" draw:text-style-name="P7" draw:layer="layout" svg:x1="8.496cm" svg:y1="3.772cm" svg:x2="8.505cm" svg:y2="5.002cm" draw:start-shape="id9" draw:start-glue-point="2" draw:end-shape="id4" draw:end-glue-point="0" svg:d="M8496 3772v615h9v615" svg:viewBox="0 0 10 1231">
          <text:p/>
        </draw:connector>
        <draw:custom-shape draw:style-name="gr2" draw:text-style-name="P1" xml:id="id10" draw:id="id10" draw:layer="layout" svg:width="1.163cm" svg:height="0.382cm" svg:x="3.022cm" svg:y="6.8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1.163cm" svg:height="0.382cm" draw:transform="rotate (1.5707963267949) translate (1.679cm 6.213cm)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4.185cm" svg:y1="7.089cm" svg:x2="5.339cm" svg:y2="6.579cm" draw:start-shape="id10" draw:start-glue-point="1" draw:end-shape="id5" draw:end-glue-point="6" svg:d="M4185 7089h1154v-510" svg:viewBox="0 0 1155 511">
          <text:p/>
        </draw:connector>
        <draw:connector draw:style-name="gr5" draw:text-style-name="P7" draw:layer="layout" svg:x1="1.87cm" svg:y1="5.05cm" svg:x2="3.023cm" svg:y2="4.24cm" draw:start-shape="id11" draw:start-glue-point="1" draw:end-shape="id3" draw:end-glue-point="3" svg:d="M1870 5050v-810h1153" svg:viewBox="0 0 1154 811">
          <text:p/>
        </draw:connector>
        <draw:connector draw:style-name="gr5" draw:text-style-name="P7" draw:layer="layout" svg:x1="1.87cm" svg:y1="6.213cm" svg:x2="3.022cm" svg:y2="7.089cm" draw:start-shape="id11" draw:start-glue-point="3" draw:end-shape="id10" draw:end-glue-point="3" svg:d="M1870 6213v876h1152" svg:viewBox="0 0 1153 877">
          <text:p/>
        </draw:connector>
        <draw:frame draw:style-name="gr14" draw:text-style-name="P6" draw:layer="layout" svg:width="1.615cm" svg:height="1.114cm" svg:x="9.037cm" svg:y="5.203cm">
          <draw:text-box>
            <text:p><text:span text:style-name="T3">I</text:span><text:span text:style-name="T7">d</text:span></text:p>
          </draw:text-box>
        </draw:frame>
        <draw:frame draw:style-name="gr15" draw:text-style-name="P8" draw:layer="layout" svg:width="1.162cm" svg:height="1.114cm" svg:x="3.278cm" svg:y="1.721cm">
          <draw:text-box>
            <text:p>R<text:span text:style-name="T8">1</text:span></text:p>
          </draw:text-box>
        </draw:frame>
        <draw:frame draw:style-name="gr15" draw:text-style-name="P8" draw:layer="layout" svg:width="1.162cm" svg:height="1.114cm" svg:x="6.646cm" svg:y="4.431cm">
          <draw:text-box>
            <text:p>R<text:span text:style-name="T8">5</text:span></text:p>
          </draw:text-box>
        </draw:frame>
        <draw:frame draw:style-name="gr16" draw:text-style-name="P8" draw:layer="layout" svg:width="1.162cm" svg:height="1.114cm" svg:x="5.425cm" svg:y="2.568cm">
          <draw:text-box>
            <text:p>R<text:span text:style-name="T8">3</text:span></text:p>
          </draw:text-box>
        </draw:frame>
        <draw:frame draw:style-name="gr15" draw:text-style-name="P8" draw:layer="layout" svg:width="1.162cm" svg:height="1.114cm" svg:x="6.58cm" svg:y="1.721cm">
          <draw:text-box>
            <text:p>R<text:span text:style-name="T8">2</text:span></text:p>
          </draw:text-box>
        </draw:frame>
        <draw:frame draw:style-name="gr16" draw:text-style-name="P8" draw:layer="layout" svg:width="1.162cm" svg:height="1.114cm" svg:x="0.663cm" svg:y="5.196cm">
          <draw:text-box>
            <text:p>R<text:span text:style-name="T8">6</text:span></text:p>
          </draw:text-box>
        </draw:frame>
        <draw:custom-shape draw:style-name="gr17" draw:text-style-name="P7" draw:layer="layout" svg:width="0.162cm" svg:height="0.18cm" svg:x="5.252cm" svg:y="4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163cm" svg:height="0.18cm" svg:x="8.379cm" svg:y="4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163cm" svg:height="0.179cm" svg:x="5.252cm" svg:y="7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163cm" svg:height="0.179cm" svg:x="5.252cm" svg:y="1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163cm" svg:height="0.18cm" svg:x="1.778cm" svg:y="4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8" draw:layer="layout" svg:width="1.049cm" svg:height="2.358cm" svg:x="4.319cm" svg:y="1.85cm">
          <draw:text-box>
            <text:p><text:span text:style-name="T9">+</text:span></text:p>
            <text:p><text:span text:style-name="T9">V</text:span><text:span text:style-name="T10">b</text:span></text:p>
            <text:p><text:span text:style-name="T9">-</text:span></text:p>
          </draw:text-box>
        </draw:frame>
        <draw:line draw:style-name="gr19" draw:text-style-name="P9" draw:layer="layout" svg:x1="2.318cm" svg:y1="5.05cm" svg:x2="2.318cm" svg:y2="6.361cm">
          <text:p/>
        </draw:line>
        <draw:frame draw:style-name="gr15" draw:text-style-name="P8" draw:layer="layout" svg:width="1.162cm" svg:height="1.114cm" svg:x="3.043cm" svg:y="4.328cm">
          <draw:text-box>
            <text:p>R<text:span text:style-name="T8">4</text:span></text:p>
          </draw:text-box>
        </draw:frame>
        <draw:frame draw:style-name="gr20" draw:text-style-name="P8" draw:layer="layout" svg:width="1.162cm" svg:height="1.385cm" svg:x="3.25cm" svg:y="7.347cm">
          <draw:text-box>
            <text:p>R<text:span text:style-name="T8">7</text:span></text:p>
          </draw:text-box>
        </draw:frame>
        <draw:frame draw:style-name="gr21" draw:text-style-name="P6" draw:layer="layout" svg:width="1.501cm" svg:height="1.114cm" svg:x="2.289cm" svg:y="5.133cm">
          <draw:text-box>
            <text:p><text:span text:style-name="T3">I</text:span><text:span text:style-name="T7">c</text:span></text:p>
          </draw:text-box>
        </draw:frame>
        <draw:frame draw:style-name="gr22" draw:text-style-name="P6" draw:layer="layout" svg:width="2.712cm" svg:height="0.826cm" svg:x="8.618cm" svg:y="3.268cm">
          <draw:text-box>
            <text:p><text:span text:style-name="T11"><text:s/></text:span><text:span text:style-name="T11">I</text:span><text:span text:style-name="T12">b </text:span><text:span text:style-name="T11">= K</text:span><text:span text:style-name="T12">b</text:span><text:span text:style-name="T11"> V</text:span><text:span text:style-name="T12">b</text:span><text:span text:style-name="T13">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1T12:44:12.688595974</dc:date>
    <meta:editing-duration>PT18M43S</meta:editing-duration>
    <meta:editing-cycles>3</meta:editing-cycles>
    <meta:generator>LibreOffice/6.4.6.2$Linux_X86_64 LibreOffice_project/40$Build-2</meta:generator>
    <meta:document-statistic meta:object-count="48"/>
  </office:meta>
</office:document-meta>
</file>